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48mm"/>
    </style:style>
    <style:style style:name="co3" style:family="table-column">
      <style:table-column-properties fo:break-before="auto" style:column-width="46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PGA – matrix pane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PGA</text:p>
          </table:table-cell>
          <table:table-cell office:value-type="string" calcext:value-type="string">
            <text:p>Panel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FPGA – RTC/FLASH boar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FPG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OSI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IS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L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RPI head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-&gt; ENCODER 3V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-&gt; OLED +5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2C SDA</text:p>
          </table:table-cell>
          <table:table-cell office:value-type="string" calcext:value-type="string">
            <text:p>-&gt; AMP/RTC/F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2C SCL</text:p>
          </table:table-cell>
          <table:table-cell office:value-type="string" calcext:value-type="string">
            <text:p>-&gt; AMP/RTC/FL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&gt; ENCODER G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-&gt; ENCODER LEF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UAR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UAR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-&gt; ENCODER RIGH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2S BCLK</text:p>
          </table:table-cell>
          <table:table-cell office:value-type="string" calcext:value-type="string">
            <text:p>-&gt; AMP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2</text:p>
          </table:table-cell>
          <table:table-cell office:value-type="string" calcext:value-type="string">
            <text:p>-&gt; KEYPAD <text:span text:style-name="T1">(</text:span>CLK<text:span text:style-name="T1">)</text:span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&gt; KEYPAD G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IO3</text:p>
          </table:table-cell>
          <table:table-cell office:value-type="string" calcext:value-type="string">
            <text:p>-&gt; KEYPAD <text:span text:style-name="T1">(</text:span>LATCH<text:span text:style-name="T1">)</text:span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-&gt; KEYPAD <text:span text:style-name="T1">(</text:span>OUT<text:span text:style-name="T1">)</text:span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-&gt; KEYPAD 3V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-&gt; OLED MY_SCL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 MOSI</text:p>
          </table:table-cell>
          <table:table-cell office:value-type="string" calcext:value-type="string">
            <text:p>-&gt; FPGA 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I MISO</text:p>
          </table:table-cell>
          <table:table-cell office:value-type="string" calcext:value-type="string">
            <text:p>-&gt; FPGA 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 CLK</text:p>
          </table:table-cell>
          <table:table-cell office:value-type="string" calcext:value-type="string">
            <text:p>-&gt; FPGA 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 CS0</text:p>
          </table:table-cell>
          <table:table-cell office:value-type="string" calcext:value-type="string">
            <text:p>-&gt; FPGA 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IO1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SV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SV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IO21</text:p>
          </table:table-cell>
          <table:table-cell office:value-type="string" calcext:value-type="string">
            <text:p>-&gt; OLED MY_MIS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&gt; OLED GN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-&gt; OLED MY_MOS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-&gt; AMP HEADER FAUL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-&gt; OLED MY_CS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2S LRCK</text:p>
          </table:table-cell>
          <table:table-cell office:value-type="string" calcext:value-type="string">
            <text:p>-&gt; AMP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-&gt; AMP HEADER RESE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-&gt; AMP MUT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IO28</text:p>
          </table:table-cell>
          <table:table-cell office:value-type="string" calcext:value-type="string">
            <text:p>-&gt; AMP POWER DOW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2S DOUT</text:p>
          </table:table-cell>
          <table:table-cell office:value-type="string" calcext:value-type="string">
            <text:p>-&gt; A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.00.0000</text:date>, <text:time style:data-style-name="N2" text:time-value="15:34:04.305662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07:25:17.666999000</meta:creation-date>
    <dc:date>2019-05-20T00:44:11.662346689</dc:date>
    <meta:editing-duration>P5DT27M51S</meta:editing-duration>
    <meta:editing-cycles>12</meta:editing-cycles>
    <meta:generator>LibreOffice/6.1.1.2$MacOSX_X86_64 LibreOffice_project/5d19a1bfa650b796764388cd8b33a5af1f5baa1b</meta:generator>
    <meta:document-statistic meta:table-count="1" meta:cell-count="171" meta:object-count="0"/>
  </office:meta>
</office:document-meta>
</file>